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3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6" style:family="table-column">
      <style:table-column-properties style:column-width="1.75in" style:use-optimal-column-width="false"/>
    </style:style>
    <style:style style:name="TableColumn7" style:family="table-column">
      <style:table-column-properties style:column-width="4.9347in" style:use-optimal-column-width="false"/>
    </style:style>
    <style:style style:name="Table5" style:family="table">
      <style:table-properties style:width="6.6847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size="16pt" style:font-size-asian="16pt" style:font-size-complex="16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size="16pt" style:font-size-asian="16pt" style:font-size-complex="16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6pt" style:font-size-asian="16pt" style:font-size-complex="16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6pt" style:font-size-asian="16pt" style:font-size-complex="16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6pt" style:font-size-asian="16pt" style:font-size-complex="16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6pt" style:font-size-asian="16pt" style:font-size-complex="16pt"/>
    </style:style>
    <style:style style:name="P38" style:parent-style-name="TableContents" style:family="paragraph">
      <style:text-properties fo:font-size="16pt" style:font-size-asian="16pt" style:font-size-complex="16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fo:font-size="16pt" style:font-size-asian="16pt" style:font-size-complex="16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6pt" style:font-size-asian="16pt" style:font-size-complex="16pt"/>
    </style:style>
    <style:style style:name="P49" style:parent-style-name="TableContents" style:family="paragraph">
      <style:text-properties fo:font-size="16pt" style:font-size-asian="16pt" style:font-size-complex="16pt"/>
    </style:style>
    <style:style style:name="P50" style:parent-style-name="TableContents" style:family="paragraph">
      <style:text-properties fo:font-size="16pt" style:font-size-asian="16pt" style:font-size-complex="16pt"/>
    </style:style>
    <style:style style:name="P51" style:parent-style-name="TableContents" style:family="paragraph">
      <style:text-properties fo:font-size="16pt" style:font-size-asian="16pt" style:font-size-complex="16pt"/>
    </style:style>
    <style:style style:name="P52" style:parent-style-name="TableContents" style:family="paragraph">
      <style:text-properties fo:font-size="16pt" style:font-size-asian="16pt" style:font-size-complex="16pt"/>
    </style:style>
    <style:style style:name="P53" style:parent-style-name="TableContents" style:family="paragraph">
      <style:text-properties fo:font-size="16pt" style:font-size-asian="16pt" style:font-size-complex="16pt"/>
    </style:style>
    <style:style style:name="P54" style:parent-style-name="TableContents" style:family="paragraph">
      <style:text-properties fo:font-size="16pt" style:font-size-asian="16pt" style:font-size-complex="16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6pt" style:font-size-asian="16pt" style:font-size-complex="16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<text:span text:style-name="T2">UML Use Case 02</text:span><text:span text:style-name="T3"><text:s/>– Add or Remove Shapes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 Number</text:p>
          </table:table-cell>
          <table:table-cell table:style-name="TableCell11">
            <text:p text:style-name="P12">02</text:p>
          </table:table-cell>
        </table:table-row>
        <table:table-row table:style-name="TableRow13">
          <table:table-cell table:style-name="TableCell14">
            <text:p text:style-name="P15">Application</text:p>
          </table:table-cell>
          <table:table-cell table:style-name="TableCell16">
            <text:p text:style-name="P17">2D Graphics Modeler (Super Scrum)</text:p>
          </table:table-cell>
        </table:table-row>
        <table:table-row table:style-name="TableRow18">
          <table:table-cell table:style-name="TableCell19">
            <text:p text:style-name="P20">Use Case Name</text:p>
          </table:table-cell>
          <table:table-cell table:style-name="TableCell21">
            <text:p text:style-name="P22">Add or Remove Shapes</text:p>
          </table:table-cell>
        </table:table-row>
        <table:table-row table:style-name="TableRow23">
          <table:table-cell table:style-name="TableCell24">
            <text:p text:style-name="P25">Use Case Description</text:p>
          </table:table-cell>
          <table:table-cell table:style-name="TableCell26">
            <text:p text:style-name="P27">The actor can add or remove shapes including texts being rendered</text:p>
          </table:table-cell>
        </table:table-row>
        <table:table-row table:style-name="TableRow28">
          <table:table-cell table:style-name="TableCell29">
            <text:p text:style-name="P30">Primary Actor</text:p>
          </table:table-cell>
          <table:table-cell table:style-name="TableCell31">
            <text:p text:style-name="P32">2D Graphics Modeler<text:s/>Administrator</text:p>
          </table:table-cell>
        </table:table-row>
        <table:table-row table:style-name="TableRow33">
          <table:table-cell table:style-name="TableCell34">
            <text:p text:style-name="P35">Precondition</text:p>
          </table:table-cell>
          <table:table-cell table:style-name="TableCell36">
            <text:list text:style-name="LFO11" text:continue-numbering="true">
              <text:list-item>
                <text:p text:style-name="P37">Initialize shape list</text:p>
              </text:list-item>
              <text:list-item>
                <text:p text:style-name="P38">Actor is logged in as Administrator</text:p>
              </text:list-item>
            </text:list>
          </table:table-cell>
        </table:table-row>
        <table:table-row table:style-name="TableRow39">
          <table:table-cell table:style-name="TableCell40">
            <text:p text:style-name="P41">Trigger</text:p>
          </table:table-cell>
          <table:table-cell table:style-name="TableCell42">
            <text:p text:style-name="TableContents"><text:span text:style-name="T43">The actor can select the option to add or remove shapes on the canvas</text:span></text:p>
          </table:table-cell>
        </table:table-row>
        <table:table-row table:style-name="TableRow44">
          <table:table-cell table:style-name="TableCell45">
            <text:p text:style-name="P46">Basic Flow</text:p>
          </table:table-cell>
          <table:table-cell table:style-name="TableCell47">
            <text:list text:style-name="LFO9" text:continue-numbering="true">
              <text:list-item>
                <text:p text:style-name="P48">Actor navigates to the File tab in the menu bar</text:p>
              </text:list-item>
              <text:list-item>
                <text:p text:style-name="P49">Actor selects Log In in the<text:s/>drop down menu</text:p>
              </text:list-item>
              <text:list-item>
                <text:p text:style-name="P50">Actor logs into Administrator account</text:p>
              </text:list-item>
              <text:list-item>
                <text:p text:style-name="P51">Actor navigates to the shape menu</text:p>
              </text:list-item>
              <text:list-item>
                <text:p text:style-name="P52">Actor adds a shape from the shape menu</text:p>
              </text:list-item>
              <text:list-item>
                <text:p text:style-name="P53">Actor selects shape from canvas</text:p>
              </text:list-item>
              <text:list-item>
                <text:p text:style-name="P54">Actor deletes shape from shape menu</text:p>
              </text:list-item>
            </text:list>
          </table:table-cell>
        </table:table-row>
        <table:table-row table:style-name="TableRow55">
          <table:table-cell table:style-name="TableCell56">
            <text:p text:style-name="P57">Alternate Flows</text:p>
          </table:table-cell>
          <table:table-cell table:style-name="TableCell58">
            <text:list text:style-name="LFO12" text:continue-numbering="true">
              <text:list-item>
                <text:p text:style-name="P59">Actor can create a shape or use an existing one from the shape menu</text:p>
              </text:list-item>
            </text:list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1" style:display-name="Head 1" style:family="paragraph" style:next-style-name="Standard" style:default-outline-level="1">
      <style:text-properties fo:font-weight="bold" style:font-weight-asian="bold" fo:font-size="20pt" style:font-size-asian="20pt" fo:hyphenate="false"/>
    </style:style>
    <style:style style:name="Head2" style:display-name="Head 2" style:family="paragraph" style:next-style-name="Standard" style:default-outline-level="2">
      <style:text-properties fo:font-weight="bold" style:font-weight-asian="bold" fo:font-size="16pt" style:font-size-asian="16pt" fo:hyphenate="false"/>
    </style:style>
    <style:style style:name="Head3" style:display-name="Head 3" style:family="paragraph" style:next-style-name="Standard" style:default-outline-level="3"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DocumentTitle" style:display-name="Document Title" style:family="paragraph" style:next-style-name="Standard">
      <style:paragraph-properties fo:text-align="center"/>
      <style:text-properties fo:font-weight="bold" style:font-weight-asian="bold" fo:font-size="24pt" style:font-size-asian="24pt" fo:hyphenate="false"/>
    </style:style>
    <style:style style:name="EnumeratedList" style:display-name="Enumerated List" style:family="paragraph" style:list-style-name="NumberingStyleforEnumeratedList">
      <style:text-properties fo:hyphenate="false"/>
    </style:style>
    <style:style style:name="AlphabeticalList" style:display-name="Alphabetical List" style:family="paragraph" style:list-style-name="NumberingStyleforAlphabeticalList">
      <style:text-properties fo:hyphenate="false"/>
    </style:style>
    <style:style style:name="BulletList" style:display-name="Bullet List" style:family="paragraph" style:list-style-name="NumberingStyleforBulletLis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umberingStyleforHead1" style:display-name="Numbering Style for Head 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Head2" style:display-name="Numbering Style for Head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Head3" style:display-name="Numbering Style for Head 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EnumeratedList" style:display-name="Numbering Style for Enumerated List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AlphabeticalList" style:display-name="Numbering Style for Alphabetical List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BulletList" style:display-name="Numbering Style for Bullet List">
      <text:list-level-style-bullet text:level="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833in" fo:margin-left="0.7916in" fo:margin-bottom="0.5833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STANAKI Homayoun (SAFRAN ELECTRONICS &amp; DEFENSE AVIONICS USA)</dc:creator>
    <meta:creation-date>2008-08-22T11:41:00Z</meta:creation-date>
    <dc:date>2020-12-07T21:58:00Z</dc:date>
    <meta:template xlink:href="Normal.dotm" xlink:type="simple"/>
    <meta:editing-cycles>7</meta:editing-cycles>
    <meta:editing-duration>PT1200S</meta:editing-duration>
    <meta:document-statistic meta:page-count="1" meta:paragraph-count="1" meta:word-count="119" meta:character-count="798" meta:row-count="5" meta:non-whitespace-character-count="680"/>
  </office:meta>
</office:document-meta>
</file>